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6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6.104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7pt" style:font-size-asian="18pt" style:font-size-complex="18pt"/>
    </style:style>
    <style:style style:name="P5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715cm" svg:height="0.962cm" svg:x="2.27cm" svg:y="3.032cm">
          <draw:text-box>
            <text:p>initDashboard()</text:p>
          </draw:text-box>
        </draw:frame>
        <draw:frame draw:style-name="gr2" draw:text-style-name="P1" xml:id="id2" draw:id="id2" draw:layer="layout" svg:width="6.35cm" svg:height="1.397cm" svg:x="6.334cm" svg:y="4.302cm">
          <draw:text-box>
            <text:p>createMap()</text:p>
          </draw:text-box>
        </draw:frame>
        <draw:frame draw:style-name="gr2" draw:text-style-name="P1" xml:id="id3" draw:id="id3" draw:layer="layout" svg:width="6.35cm" svg:height="1.397cm" svg:x="6.272cm" svg:y="5.126cm">
          <draw:text-box>
            <text:p>createDonut()</text:p>
          </draw:text-box>
        </draw:frame>
        <draw:frame draw:style-name="gr2" draw:text-style-name="P1" xml:id="id6" draw:id="id6" draw:layer="layout" svg:width="6.35cm" svg:height="1.397cm" svg:x="6.321cm" svg:y="5.95cm">
          <draw:text-box>
            <text:p>createBarchart()</text:p>
          </draw:text-box>
        </draw:frame>
        <draw:frame draw:style-name="gr2" draw:text-style-name="P1" xml:id="id5" draw:id="id5" draw:layer="layout" svg:width="6.35cm" svg:height="1.397cm" svg:x="6.321cm" svg:y="6.751cm">
          <draw:text-box>
            <text:p>createBubble()</text:p>
          </draw:text-box>
        </draw:frame>
        <draw:connector draw:style-name="gr3" draw:text-style-name="P2" xml:id="id4" draw:id="id4" draw:layer="layout" svg:x1="5.127cm" svg:y1="3.994cm" svg:x2="6.334cm" svg:y2="5cm" draw:start-shape="id1" draw:start-glue-point="2" draw:end-shape="id2" draw:end-glue-point="3" svg:d="M5127 3994v1006h1207" svg:viewBox="0 0 1208 1007">
          <text:p/>
        </draw:connector>
        <draw:connector draw:style-name="gr3" draw:text-style-name="P2" draw:layer="layout" svg:x1="5.127cm" svg:y1="3.994cm" svg:x2="6.272cm" svg:y2="5.824cm" draw:start-shape="id1" draw:start-glue-point="2" draw:end-shape="id3" draw:end-glue-point="3" svg:d="M5127 3994v1830h1145" svg:viewBox="0 0 1146 1831">
          <text:p/>
        </draw:connector>
        <draw:connector draw:style-name="gr3" draw:text-style-name="P2" draw:layer="layout" svg:x1="5.127cm" svg:y1="5cm" svg:x2="6.321cm" svg:y2="7.449cm" draw:start-shape="id4" draw:start-glue-point="0" draw:end-shape="id5" draw:end-glue-point="3" svg:d="M5127 5000v2449h1194" svg:viewBox="0 0 1195 2450">
          <text:p/>
        </draw:connector>
        <draw:connector draw:style-name="gr3" draw:text-style-name="P2" draw:layer="layout" svg:x1="5.127cm" svg:y1="5cm" svg:x2="6.321cm" svg:y2="6.648cm" draw:start-shape="id4" draw:start-glue-point="0" draw:end-shape="id6" draw:end-glue-point="3" svg:d="M5127 5000v1648h1194" svg:viewBox="0 0 1195 1649">
          <text:p/>
        </draw:connector>
        <draw:frame draw:style-name="gr4" draw:text-style-name="P1" xml:id="id7" draw:id="id7" draw:layer="layout" svg:width="5.969cm" svg:height="0.962cm" svg:x="2.27cm" svg:y="8.032cm">
          <draw:text-box>
            <text:p>updateDashboard()</text:p>
          </draw:text-box>
        </draw:frame>
        <draw:frame draw:style-name="gr2" draw:text-style-name="P1" xml:id="id8" draw:id="id8" draw:layer="layout" svg:width="6.35cm" svg:height="1.397cm" svg:x="6.334cm" svg:y="9.302cm">
          <draw:text-box>
            <text:p>updateMap()</text:p>
          </draw:text-box>
        </draw:frame>
        <draw:frame draw:style-name="gr2" draw:text-style-name="P1" xml:id="id9" draw:id="id9" draw:layer="layout" svg:width="6.35cm" svg:height="1.397cm" svg:x="6.272cm" svg:y="10.126cm">
          <draw:text-box>
            <text:p>updateDonut()</text:p>
          </draw:text-box>
        </draw:frame>
        <draw:frame draw:style-name="gr2" draw:text-style-name="P1" xml:id="id11" draw:id="id11" draw:layer="layout" svg:width="6.35cm" svg:height="1.397cm" svg:x="6.321cm" svg:y="10.95cm">
          <draw:text-box>
            <text:p>updateBarchart()</text:p>
          </draw:text-box>
        </draw:frame>
        <draw:frame draw:style-name="gr2" draw:text-style-name="P1" xml:id="id10" draw:id="id10" draw:layer="layout" svg:width="6.35cm" svg:height="1.397cm" svg:x="6.321cm" svg:y="11.751cm">
          <draw:text-box>
            <text:p>updateBubble()</text:p>
          </draw:text-box>
        </draw:frame>
        <draw:connector draw:style-name="gr3" draw:text-style-name="P2" draw:layer="layout" svg:x1="5.254cm" svg:y1="8.994cm" svg:x2="6.334cm" svg:y2="10cm" draw:start-shape="id7" draw:start-glue-point="2" draw:end-shape="id8" draw:end-glue-point="3" svg:d="M5254 8994v1006h1080" svg:viewBox="0 0 1081 1007">
          <text:p/>
        </draw:connector>
        <draw:connector draw:style-name="gr3" draw:text-style-name="P2" draw:layer="layout" svg:x1="5.254cm" svg:y1="8.994cm" svg:x2="6.272cm" svg:y2="10.824cm" draw:start-shape="id7" draw:start-glue-point="2" draw:end-shape="id9" draw:end-glue-point="3" svg:d="M5254 8994v1830h1018" svg:viewBox="0 0 1019 1831">
          <text:p/>
        </draw:connector>
        <draw:connector draw:style-name="gr3" draw:text-style-name="P2" draw:layer="layout" svg:x1="5.254cm" svg:y1="8.994cm" svg:x2="6.321cm" svg:y2="12.449cm" draw:start-shape="id7" draw:start-glue-point="2" draw:end-shape="id10" draw:end-glue-point="3" svg:d="M5254 8994v3455h1067" svg:viewBox="0 0 1068 3456">
          <text:p/>
        </draw:connector>
        <draw:connector draw:style-name="gr3" draw:text-style-name="P2" draw:layer="layout" svg:x1="5.254cm" svg:y1="8.994cm" svg:x2="6.321cm" svg:y2="11.648cm" draw:start-shape="id7" draw:start-glue-point="2" draw:end-shape="id11" draw:end-glue-point="3" svg:d="M5254 8994v2654h1067" svg:viewBox="0 0 1068 2655">
          <text:p/>
        </draw:connector>
        <draw:custom-shape draw:style-name="gr5" draw:text-style-name="P3" draw:layer="layout" svg:width="6.604cm" svg:height="3.937cm" svg:x="4.429cm" svg:y="15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3.937cm" svg:x="11.033cm" svg:y="15.8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3.937cm" svg:x="4.429cm" svg:y="19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3.937cm" svg:x="11.033cm" svg:y="19.79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302cm" svg:height="0.962cm" svg:x="5.953cm" svg:y="14.516cm">
          <draw:text-box>
            <text:p>Column 1</text:p>
          </draw:text-box>
        </draw:frame>
        <draw:frame draw:style-name="gr6" draw:text-style-name="P1" draw:layer="layout" svg:width="3.302cm" svg:height="0.962cm" svg:x="12.684cm" svg:y="14.516cm">
          <draw:text-box>
            <text:p>Column 2</text:p>
          </draw:text-box>
        </draw:frame>
        <draw:frame draw:style-name="gr6" draw:text-style-name="P1" draw:layer="layout" svg:width="2.413cm" svg:height="0.962cm" svg:x="1.635cm" svg:y="17.31cm">
          <draw:text-box>
            <text:p>Row 1</text:p>
          </draw:text-box>
        </draw:frame>
        <draw:frame draw:style-name="gr6" draw:text-style-name="P1" draw:layer="layout" svg:width="2.413cm" svg:height="0.962cm" svg:x="1.635cm" svg:y="21.193cm">
          <draw:text-box>
            <text:p>Row 2</text:p>
          </draw:text-box>
        </draw:frame>
        <draw:frame draw:style-name="gr7" draw:text-style-name="P5" draw:layer="layout" svg:width="2.286cm" svg:height="0.526cm" svg:x="6.461cm" svg:y="17.537cm">
          <draw:text-box>
            <text:p text:style-name="P4"><text:span text:style-name="T1">Visualization 1</text:span></text:p>
          </draw:text-box>
        </draw:frame>
        <draw:frame draw:style-name="gr7" draw:text-style-name="P5" draw:layer="layout" svg:width="2.286cm" svg:height="0.526cm" svg:x="13.261cm" svg:y="17.537cm">
          <draw:text-box>
            <text:p text:style-name="P4"><text:span text:style-name="T1">Visualization 2</text:span></text:p>
          </draw:text-box>
        </draw:frame>
        <draw:frame draw:style-name="gr7" draw:text-style-name="P5" draw:layer="layout" svg:width="2.286cm" svg:height="0.526cm" svg:x="6.461cm" svg:y="21.437cm">
          <draw:text-box>
            <text:p text:style-name="P4"><text:span text:style-name="T1">Visualization 3</text:span></text:p>
          </draw:text-box>
        </draw:frame>
        <draw:frame draw:style-name="gr7" draw:text-style-name="P5" draw:layer="layout" svg:width="2.286cm" svg:height="0.526cm" svg:x="13.261cm" svg:y="21.437cm">
          <draw:text-box>
            <text:p text:style-name="P4"><text:span text:style-name="T1">Visualization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6:47:26.467653174</meta:creation-date>
    <dc:date>2018-01-08T17:51:20.880628792</dc:date>
    <meta:editing-duration>PT32M37S</meta:editing-duration>
    <meta:editing-cycles>3</meta:editing-cycles>
    <meta:generator>LibreOffice/5.1.6.2$Linux_X86_64 LibreOffice_project/10m0$Build-2</meta:generator>
    <meta:document-statistic meta:object-count="30"/>
  </office:meta>
</office:document-meta>
</file>